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Helvetica, Arial, sans-serif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  <style:text-properties style:font-name="Noto Sans CJK HK" style:font-name-asian="Noto Sans CJK HK"/>
    </style:style>
    <style:style style:name="P2" style:family="paragraph" style:parent-style-name="Title">
      <style:paragraph-properties fo:text-align="start" style:justify-single-word="false"/>
      <style:text-properties fo:font-variant="normal" fo:text-transform="none" fo:color="#262626" style:font-name="Noto Sans CJK HK" fo:font-size="15pt" fo:letter-spacing="normal" fo:font-weight="bold" style:font-name-asian="Noto Sans CJK HK" style:font-size-asian="15pt" style:font-style-asian="normal" style:font-weight-asian="bold" style:font-size-complex="15pt" style:font-weight-complex="bold"/>
    </style:style>
    <style:style style:name="T1" style:family="text">
      <style:text-properties fo:font-variant="normal" fo:text-transform="none" fo:color="#262626" fo:letter-spacing="normal" style:font-name-asian="apple-system" style:font-size-asian="10.5pt" style:font-style-asian="normal"/>
    </style:style>
    <style:style style:name="T2" style:family="text">
      <style:text-properties fo:font-variant="normal" fo:text-transform="none" fo:color="#262626" fo:letter-spacing="normal" style:font-size-asian="10.5pt" style:font-style-asian="normal"/>
    </style:style>
    <style:style style:name="T3" style:family="text">
      <style:text-properties fo:font-variant="normal" fo:text-transform="none" fo:color="#262626" fo:letter-spacing="normal" style:font-size-asian="10.5pt" style:font-style-asian="normal" style:font-weight-asian="normal"/>
    </style:style>
    <style:style style:name="T4" style:family="text">
      <style:text-properties fo:font-variant="normal" fo:text-transform="none" fo:color="#262626" fo:letter-spacing="normal" officeooo:rsid="0093d162" style:font-size-asian="10.5pt" style:font-style-asian="normal" style:font-weight-asian="normal"/>
    </style:style>
    <style:style style:name="T5" style:family="text">
      <style:text-properties fo:font-variant="normal" fo:text-transform="none" fo:color="#262626" style:font-name="DejaVu Math TeX Gyre" fo:letter-spacing="normal" style:font-name-asian="DejaVu Math TeX Gyre" style:font-size-asian="10.5pt" style:font-style-asian="normal"/>
    </style:style>
    <style:style style:name="T6" style:family="text">
      <style:text-properties fo:font-variant="normal" fo:text-transform="none" fo:color="#262626" style:font-name="DejaVu Math TeX Gyre" fo:letter-spacing="normal" style:font-name-asian="DejaVu Math TeX Gyre" style:font-size-asian="10.5pt" style:font-style-asian="normal" style:font-weight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存在即是快樂</text:p>
      <text:p text:style-name="P1"><text:span text:style-name="T2"><text:line-break/></text:span><text:span text:style-name="T3">存在</text:span><text:span text:style-name="T2"><text:line-break/>即</text:span><text:span text:style-name="T3">是快樂</text:span><text:span text:style-name="T2"><text:line-break/></text:span><text:span text:style-name="T3">不論是</text:span><text:span text:style-name="T2"><text:line-break/></text:span><text:span text:style-name="T3">在人間</text:span><text:span text:style-name="T2"><text:line-break/></text:span><text:span text:style-name="T3">或天堂</text:span><text:span text:style-name="T2"><text:line-break/></text:span><text:span text:style-name="T3">又或即使是在地獄</text:span><text:span text:style-name="T2"><text:line-break/></text:span><text:span text:style-name="T3">我都可以因存在</text:span></text:p>
      <text:p text:style-name="P1"><text:span text:style-name="T3">而活成信念</text:span><text:span text:style-name="T2"><text:line-break/></text:span><text:span text:style-name="T3">活成一座快樂的小島</text:span></text:p>
      <text:p text:style-name="P1"/>
      <text:p text:style-name="P1">我的快樂</text:p>
      <text:p text:style-name="P1">不因“神”</text:p>
      <text:p text:style-name="P1"><text:span text:style-name="T3">也不由“</text:span><text:span text:style-name="T4">神”</text:span></text:p>
      <text:p text:style-name="P1">只因簡單而淳樸的存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Roboto, Helvetica, Arial, sans-serif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8-26T14:21:04.942367690</dc:date>
    <meta:editing-duration>PT3H42M24S</meta:editing-duration>
    <meta:editing-cycles>134</meta:editing-cycles>
    <meta:document-statistic meta:table-count="0" meta:image-count="0" meta:object-count="0" meta:page-count="1" meta:paragraph-count="7" meta:word-count="75" meta:character-count="83" meta:non-whitespace-character-count="75"/>
  </office:meta>
</office:document-meta>
</file>